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8cm" svg:height="0.809cm" draw:transform="skewX (-0.00122173047639603) rotate (-1.55369210012535) translate (7.0523027656428cm 3.0859626404863cm)" svg:viewBox="0 0 4279 810" svg:d="M214 710c589 20 1539 54 2156 61s1503 53 1772 35c269-17 101-675-155-708-257-34-742 54-1660 50s-1719-134-2227-148c-154-4-141 702 114 710z">
          <text:p/>
        </draw:path>
        <draw:path draw:style-name="gr1" draw:text-style-name="P1" draw:layer="layout" svg:width="0.903cm" svg:height="0.661cm" draw:transform="skewX (0.00122173047639611) rotate (-2.15687788961459) translate (7.1804734765608cm 3.1746888905431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1526577737704cm 7.009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4.276cm" svg:height="0.809cm" draw:transform="skewX (-0.00122173047639603) rotate (-1.55369210012535) translate (5.19030276564284cm 3.2329626404863cm)" svg:viewBox="0 0 4277 810" svg:d="M214 710c589 20 1539 54 2156 61s1503 53 1772 35c269-17 95-733-171-716-266 18-726 62-1644 58s-1719-134-2227-148c-154-4-141 702 114 710z">
          <text:p/>
        </draw:path>
        <draw:path draw:style-name="gr1" draw:text-style-name="P1" draw:layer="layout" svg:width="0.903cm" svg:height="0.661cm" draw:transform="skewX (0.00122173047639602) rotate (-2.15687788961459) translate (5.3184734765608cm 3.321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5.2906577737704cm 7.156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4.838cm" svg:height="4.829cm" svg:x="2.584cm" svg:y="3.395cm" svg:viewBox="0 0 4839 4830" svg:d="M559 4817c-352 54-527-62-542-493s-12-1328-16-1945 14-1568 24-2157c4-255 709-281 708-127-5 508-100 1301-110 2229s6 1227 0 1450-26 352 188 306 1071-185 1523-236c464-52 1607-205 2089-214s451 74 367 804c-27 239-725 302-708 139s-77-169-170-169-1266 121-1626 162c-359 43-1375 197-1727 251z">
          <text:p/>
        </draw:path>
        <draw:path draw:style-name="gr1" draw:text-style-name="P1" draw:layer="layout" svg:width="0.902cm" svg:height="0.661cm" draw:transform="rotate (-2.15687788961459) translate (7.5017911453987cm 7.803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3.4434734765608cm 3.4786888905431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2:22.214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